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buntu@ubuntu-H81M-S:~$ cd AshwinHarikumar_10/</text:p>
      <text:p text:style-name="Standard">ubuntu@ubuntu-H81M-S:~/AshwinHarikumar_10$ gedit Hello.java</text:p>
      <text:p text:style-name="Standard">ubuntu@ubuntu-H81M-S:~/AshwinHarikumar_10$ java Hello </text:p>
      <text:p text:style-name="Standard">Hello World!</text:p>
      <text:p text:style-name="Standard">ubuntu@ubuntu-H81M-S:~/AshwinHarikumar_10$ java Odd </text:p>
      <text:p text:style-name="Standard">enter an integer</text:p>
      <text:p text:style-name="Standard">1</text:p>
      <text:p text:style-name="Standard">Number is odd</text:p>
      <text:p text:style-name="Standard">ubuntu@ubuntu-H81M-S:~/AshwinHarikumar_10$ java Odd </text:p>
      <text:p text:style-name="Standard">enter an integer</text:p>
      <text:p text:style-name="Standard">2</text:p>
      <text:p text:style-name="Standard">number is even</text:p>
      <text:p text:style-name="Standard">ubuntu@ubuntu-H81M-S:~/AshwinHarikumar_10$ java Prime</text:p>
      <text:p text:style-name="Standard">Enter a number</text:p>
      <text:p text:style-name="Standard">1</text:p>
      <text:p text:style-name="Standard">1is not a prime number</text:p>
      <text:p text:style-name="Standard">ubuntu@ubuntu-H81M-S:~/AshwinHarikumar_10$ java Prime</text:p>
      <text:p text:style-name="Standard">Enter a number</text:p>
      <text:p text:style-name="Standard">3</text:p>
      <text:p text:style-name="Standard">3is a prime number</text:p>
      <text:p text:style-name="Standard">ubuntu@ubuntu-H81M-S:~/AshwinHarikumar_10$ java Sum</text:p>
      <text:p text:style-name="Standard">enter the limit</text:p>
      <text:p text:style-name="Standard">5</text:p>
      <text:p text:style-name="Standard">sum=15</text:p>
      <text:p text:style-name="Standard">ubuntu@ubuntu-H81M-S:~/AshwinHarikumar_10$ java Calculator</text:p>
      <text:p text:style-name="Standard">Choose an operation</text:p>
      <text:p text:style-name="Standard">1.Addition</text:p>
      <text:p text:style-name="Standard">2.Subtraction</text:p>
      <text:p text:style-name="Standard">3.Multiplication</text:p>
      <text:p text:style-name="Standard">4.Division</text:p>
      <text:p text:style-name="Standard">Enter the choice</text:p>
      <text:p text:style-name="Standard">1</text:p>
      <text:p text:style-name="Standard">enter the first number</text:p>
      <text:p text:style-name="Standard">3</text:p>
      <text:p text:style-name="Standard">eneter the second number</text:p>
      <text:p text:style-name="Standard">4</text:p>
      <text:p text:style-name="Standard">Result:3+4=7</text:p>
      <text:p text:style-name="Standard">ubuntu@ubuntu-H81M-S:~/AshwinHarikumar_10$ java Calculator</text:p>
      <text:p text:style-name="Standard">Choose an operation</text:p>
      <text:p text:style-name="Standard">1.Addition</text:p>
      <text:p text:style-name="Standard">2.Subtraction</text:p>
      <text:p text:style-name="Standard">3.Multiplication</text:p>
      <text:p text:style-name="Standard">4.Division</text:p>
      <text:p text:style-name="Standard">Enter the choice</text:p>
      <text:p text:style-name="Standard">2</text:p>
      <text:p text:style-name="Standard">enter the first number</text:p>
      <text:p text:style-name="Standard">3</text:p>
      <text:p text:style-name="Standard">eneter the second number</text:p>
      <text:p text:style-name="Standard">4</text:p>
      <text:p text:style-name="Standard">Result:3-4=-1</text:p>
      <text:p text:style-name="Standard">ubuntu@ubuntu-H81M-S:~/AshwinHarikumar_10$ java Calculator</text:p>
      <text:p text:style-name="Standard">Choose an operation</text:p>
      <text:p text:style-name="Standard"><text:soft-page-break/>1.Addition</text:p>
      <text:p text:style-name="Standard">2.Subtraction</text:p>
      <text:p text:style-name="Standard">3.Multiplication</text:p>
      <text:p text:style-name="Standard">4.Division</text:p>
      <text:p text:style-name="Standard">Enter the choice</text:p>
      <text:p text:style-name="Standard">3</text:p>
      <text:p text:style-name="Standard">enter the first number</text:p>
      <text:p text:style-name="Standard">3</text:p>
      <text:p text:style-name="Standard">eneter the second number</text:p>
      <text:p text:style-name="Standard">4</text:p>
      <text:p text:style-name="Standard">Result:3*4=12</text:p>
      <text:p text:style-name="Standard">ubuntu@ubuntu-H81M-S:~/AshwinHarikumar_10$ java Calculator</text:p>
      <text:p text:style-name="Standard">Choose an operation</text:p>
      <text:p text:style-name="Standard">1.Addition</text:p>
      <text:p text:style-name="Standard">2.Subtraction</text:p>
      <text:p text:style-name="Standard">3.Multiplication</text:p>
      <text:p text:style-name="Standard">4.Division</text:p>
      <text:p text:style-name="Standard">Enter the choice</text:p>
      <text:p text:style-name="Standard">4</text:p>
      <text:p text:style-name="Standard">enter the first number</text:p>
      <text:p text:style-name="Standard">6</text:p>
      <text:p text:style-name="Standard">eneter the second number</text:p>
      <text:p text:style-name="Standard">2</text:p>
      <text:p text:style-name="Standard">Result:6/2=3</text:p>
      <text:p text:style-name="Standard">ubuntu@ubuntu-H81M-S:~/AshwinHarikumar_10$ ^C</text:p>
      <text:p text:style-name="Standard">ubuntu@ubuntu-H81M-S:~/AshwinHarikumar_10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5T20:22:50.888853206</meta:creation-date>
    <dc:date>2024-07-25T20:23:22.744407615</dc:date>
    <meta:editing-duration>PT34S</meta:editing-duration>
    <meta:editing-cycles>1</meta:editing-cycles>
    <meta:document-statistic meta:table-count="0" meta:image-count="0" meta:object-count="0" meta:page-count="2" meta:paragraph-count="78" meta:word-count="165" meta:character-count="1487" meta:non-whitespace-character-count="1396"/>
    <meta:generator>LibreOffice/6.4.7.2$Linux_X86_64 LibreOffice_project/40$Build-2</meta:generator>
  </office:meta>
</office:document-meta>
</file>